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11"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style:style>
    <style:style style:name="P30" style:family="paragraph" style:parent-style-name="Text_20_body">
      <style:text-properties style:font-name="Arial" fo:font-size="12pt" style:font-size-asian="12pt" style:font-size-complex="12pt"/>
    </style:style>
    <style:style style:name="P31" style:family="paragraph" style:parent-style-name="Text_20_body">
      <style:text-properties style:font-name-asian="Arial3" style:font-name-complex="Arial3"/>
    </style:style>
    <style:style style:name="P32" style:family="paragraph" style:parent-style-name="Text_20_body">
      <style:text-properties style:font-size-asian="12pt"/>
    </style:style>
    <style:style style:name="P33" style:family="paragraph" style:parent-style-name="Heading_20_1">
      <style:paragraph-properties fo:break-before="page"/>
    </style:style>
    <style:style style:name="P34"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5" style:family="paragraph" style:parent-style-name="Text_20_body">
      <style:paragraph-properties fo:margin-left="0.3cm" fo:margin-right="0.3cm" fo:text-indent="0cm" style:auto-text-indent="false"/>
    </style:style>
    <style:style style:name="P36" style:family="paragraph" style:parent-style-name="Text_20_body">
      <style:paragraph-properties fo:margin-left="0cm" fo:margin-right="0.3cm" fo:text-indent="0cm" style:auto-text-indent="false"/>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0"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1"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style>
    <style:style style:name="P113" style:family="paragraph" style:parent-style-name="Text_20_body">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P114" style:family="paragraph" style:parent-style-name="Text_20_body" style:list-style-name="L15"/>
    <style:style style:name="P115" style:family="paragraph" style:parent-style-name="Text_20_body" style:list-style-name="L15"/>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21"/>
    <style:style style:name="P119" style:family="paragraph" style:parent-style-name="Text_20_body" style:list-style-name="L21"/>
    <style:style style:name="P120" style:family="paragraph" style:parent-style-name="Text_20_body" style:list-style-name="L21"/>
    <style:style style:name="P121" style:family="paragraph" style:parent-style-name="Text_20_body" style:list-style-name="L24"/>
    <style:style style:name="P122" style:family="paragraph" style:parent-style-name="Text_20_body" style:list-style-name="L24"/>
    <style:style style:name="P123" style:family="paragraph" style:parent-style-name="Text_20_body"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24" style:family="paragraph" style:parent-style-name="Text_20_body"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25" style:family="paragraph" style:parent-style-name="Text_20_body">
      <style:paragraph-properties fo:margin-left="0.3cm" fo:margin-right="0.3cm" fo:text-indent="0cm" style:auto-text-indent="false"/>
    </style:style>
    <style:style style:name="P126" style:family="paragraph" style:parent-style-name="Text_20_body" style:list-style-name="L12">
      <style:paragraph-properties fo:margin-left="0.3cm" fo:margin-right="0.3cm" fo:text-indent="0cm" style:auto-text-indent="false"/>
    </style:style>
    <style:style style:name="P127" style:family="paragraph" style:parent-style-name="Text_20_body" style:list-style-name="L12">
      <style:paragraph-properties fo:margin-left="0.3cm" fo:margin-right="0.3cm" fo:text-indent="0cm" style:auto-text-indent="false"/>
    </style:style>
    <style:style style:name="P128" style:family="paragraph" style:parent-style-name="Text_20_body" style:list-style-name="L12">
      <style:paragraph-properties fo:margin-left="0.3cm" fo:margin-right="0.3cm" fo:text-indent="0cm" style:auto-text-indent="false"/>
    </style:style>
    <style:style style:name="P129" style:family="paragraph" style:parent-style-name="Text_20_body" style:list-style-name="L12">
      <style:paragraph-properties fo:margin-left="0.3cm" fo:margin-right="0.3cm" fo:text-indent="0cm" style:auto-text-indent="false"/>
    </style:style>
    <style:style style:name="P130" style:family="paragraph" style:parent-style-name="Text_20_body" style:list-style-name="L13">
      <style:paragraph-properties fo:margin-left="0.3cm" fo:margin-right="0.3cm" fo:text-indent="0cm" style:auto-text-indent="false"/>
    </style:style>
    <style:style style:name="P131" style:family="paragraph" style:parent-style-name="Text_20_body" style:list-style-name="L13">
      <style:paragraph-properties fo:margin-left="0.3cm" fo:margin-right="0.3cm" fo:text-indent="0cm" style:auto-text-indent="false"/>
    </style:style>
    <style:style style:name="P132" style:family="paragraph" style:parent-style-name="Text_20_body" style:list-style-name="L13">
      <style:paragraph-properties fo:margin-left="0.3cm" fo:margin-right="0.3cm" fo:text-indent="0cm" style:auto-text-indent="false"/>
    </style:style>
    <style:style style:name="P133" style:family="paragraph" style:parent-style-name="Text_20_body" style:list-style-name="L13">
      <style:paragraph-properties fo:margin-left="0.3cm" fo:margin-right="0.3cm" fo:text-indent="0cm" style:auto-text-indent="false"/>
    </style:style>
    <style:style style:name="P134" style:family="paragraph" style:parent-style-name="Text_20_body" style:list-style-name="L22">
      <style:paragraph-properties fo:margin-left="0.3cm" fo:margin-right="0.3cm" fo:text-indent="0cm" style:auto-text-indent="false"/>
    </style:style>
    <style:style style:name="P135" style:family="paragraph" style:parent-style-name="Text_20_body" style:list-style-name="L22">
      <style:paragraph-properties fo:margin-left="0.3cm" fo:margin-right="0.3cm" fo:text-indent="0cm" style:auto-text-indent="false"/>
    </style:style>
    <style:style style:name="P136" style:family="paragraph" style:parent-style-name="Text_20_body" style:list-style-name="L22">
      <style:paragraph-properties fo:margin-left="0.3cm" fo:margin-right="0.3cm" fo:text-indent="0cm" style:auto-text-indent="false"/>
    </style:style>
    <style:style style:name="P137" style:family="paragraph" style:parent-style-name="Text_20_body" style:list-style-name="L14">
      <style:paragraph-properties fo:margin-left="0cm" fo:margin-right="0.3cm" fo:text-indent="0cm" style:auto-text-indent="false"/>
    </style:style>
    <style:style style:name="P138" style:family="paragraph" style:parent-style-name="Text_20_body" style:list-style-name="L14">
      <style:paragraph-properties fo:margin-left="0cm" fo:margin-right="0.3cm" fo:text-indent="0cm" style:auto-text-indent="false"/>
    </style:style>
    <style:style style:name="P139" style:family="paragraph" style:parent-style-name="Text_20_body" style:list-style-name="L14">
      <style:paragraph-properties fo:margin-left="0cm" fo:margin-right="0.3cm" fo:text-indent="0cm" style:auto-text-indent="false"/>
    </style:style>
    <style:style style:name="P140" style:family="paragraph" style:parent-style-name="Text_20_body" style:list-style-name="L14">
      <style:paragraph-properties fo:margin-left="0cm" fo:margin-right="0.3cm" fo:text-indent="0cm" style:auto-text-indent="false"/>
    </style:style>
    <style:style style:name="P141" style:family="paragraph" style:parent-style-name="Text_20_body" style:list-style-name="L16">
      <style:paragraph-properties fo:margin-left="0cm" fo:margin-right="0.3cm" fo:text-indent="0cm" style:auto-text-indent="false"/>
    </style:style>
    <style:style style:name="P142" style:family="paragraph" style:parent-style-name="Text_20_body" style:list-style-name="L16">
      <style:paragraph-properties fo:margin-left="0cm" fo:margin-right="0.3cm" fo:text-indent="0cm" style:auto-text-indent="false"/>
    </style:style>
    <style:style style:name="P143" style:family="paragraph" style:parent-style-name="Text_20_body" style:list-style-name="L17">
      <style:paragraph-properties fo:margin-left="0cm" fo:margin-right="0.3cm" fo:text-indent="0cm" style:auto-text-indent="false"/>
    </style:style>
    <style:style style:name="P144" style:family="paragraph" style:parent-style-name="Text_20_body" style:list-style-name="L17">
      <style:paragraph-properties fo:margin-left="0cm" fo:margin-right="0.3cm" fo:text-indent="0cm" style:auto-text-indent="false"/>
    </style:style>
    <style:style style:name="P145" style:family="paragraph" style:parent-style-name="Text_20_body" style:list-style-name="L17">
      <style:paragraph-properties fo:margin-left="0cm" fo:margin-right="0.3cm" fo:text-indent="0cm" style:auto-text-indent="false"/>
    </style:style>
    <style:style style:name="P146" style:family="paragraph" style:parent-style-name="Text_20_body" style:list-style-name="L17">
      <style:paragraph-properties fo:margin-left="0cm" fo:margin-right="0.3cm" fo:text-indent="0cm" style:auto-text-indent="false"/>
    </style:style>
    <style:style style:name="P147" style:family="paragraph" style:parent-style-name="Text_20_body" style:list-style-name="L17">
      <style:paragraph-properties fo:margin-left="0cm" fo:margin-right="0.3cm" fo:text-indent="0cm" style:auto-text-indent="false"/>
    </style:style>
    <style:style style:name="P148" style:family="paragraph" style:parent-style-name="Text_20_body" style:list-style-name="L18">
      <style:paragraph-properties fo:margin-left="0cm" fo:margin-right="0.3cm" fo:text-indent="0cm" style:auto-text-indent="false"/>
    </style:style>
    <style:style style:name="P149" style:family="paragraph" style:parent-style-name="Text_20_body" style:list-style-name="L18">
      <style:paragraph-properties fo:margin-left="0cm" fo:margin-right="0.3cm" fo:text-indent="0cm" style:auto-text-indent="false"/>
    </style:style>
    <style:style style:name="P150" style:family="paragraph" style:parent-style-name="Text_20_body" style:list-style-name="L18">
      <style:paragraph-properties fo:margin-left="0cm" fo:margin-right="0.3cm" fo:text-indent="0cm" style:auto-text-indent="false"/>
    </style:style>
    <style:style style:name="P151" style:family="paragraph" style:parent-style-name="Text_20_body" style:list-style-name="L20">
      <style:paragraph-properties fo:margin-left="0cm" fo:margin-right="0.3cm" fo:text-indent="0cm" style:auto-text-indent="false"/>
    </style:style>
    <style:style style:name="P152" style:family="paragraph" style:parent-style-name="Text_20_body" style:list-style-name="L20">
      <style:paragraph-properties fo:margin-left="0cm" fo:margin-right="0.3cm" fo:text-indent="0cm" style:auto-text-indent="false"/>
    </style:style>
    <style:style style:name="P153" style:family="paragraph" style:parent-style-name="Text_20_body" style:list-style-name="L20">
      <style:paragraph-properties fo:margin-left="0cm" fo:margin-right="0.3cm" fo:text-indent="0cm" style:auto-text-indent="false"/>
    </style:style>
    <style:style style:name="P154" style:family="paragraph" style:parent-style-name="Text_20_body" style:list-style-name="L23">
      <style:paragraph-properties fo:margin-left="0cm" fo:margin-right="0.3cm" fo:text-indent="0cm" style:auto-text-indent="false"/>
    </style:style>
    <style:style style:name="P155" style:family="paragraph" style:parent-style-name="Text_20_body" style:list-style-name="L23">
      <style:paragraph-properties fo:margin-left="0cm" fo:margin-right="0.3cm" fo:text-indent="0cm" style:auto-text-indent="false"/>
    </style:style>
    <style:style style:name="P156" style:family="paragraph" style:parent-style-name="Text_20_body" style:list-style-name="L23">
      <style:paragraph-properties fo:margin-left="0cm" fo:margin-right="0.3cm" fo:text-indent="0cm" style:auto-text-indent="false"/>
    </style:style>
    <style:style style:name="P157" style:family="paragraph" style:parent-style-name="Text_20_body" style:list-style-name="L23">
      <style:paragraph-properties fo:margin-left="0cm" fo:margin-right="0.3cm" fo:text-indent="0cm" style:auto-text-indent="false"/>
    </style:style>
    <style:style style:name="P158"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fo:font-style="italic" style:font-style-asian="italic" style:font-style-complex="italic"/>
    </style:style>
    <style:style style:name="T4" style:family="text">
      <style:text-properties style:font-name="DejaVu Sans1" style:font-name-asian="Arial1" style:font-name-complex="Arial1"/>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DejaVu Sans" style:font-name-asian="Arial1" style:font-name-complex="Arial1"/>
    </style:style>
    <style:style style:name="T8"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3.0</text:p>
          </table:table-cell>
          <table:table-cell table:style-name="Tabella4.B2" office:value-type="string">
            <text:p text:style-name="P9">Piano_di_qualifica_3.0.pdf</text:p>
          </table:table-cell>
        </table:table-row>
      </table:table>
      <text:p text:style-name="P16"/>
      <text:p text:style-name="P16"/>
      <text:p text:style-name="P19">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Luca Rub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3.0</text:p>
          </table:table-cell>
          <table:table-cell table:style-name="Tabella2.B2" office:value-type="string">
            <text:p text:style-name="P27">08/03/2008</text:p>
          </table:table-cell>
          <table:table-cell table:style-name="Tabella2.A2" office:value-type="string">
            <text:p text:style-name="P12">Correzione generale documento, e avanzamento versione</text:p>
          </table:table-cell>
        </table:table-row>
        <table:table-row>
          <table:table-cell table:style-name="Tabella2.A2" office:value-type="string">
            <text:p text:style-name="P27">2.3</text:p>
          </table:table-cell>
          <table:table-cell table:style-name="Tabella2.B2" office:value-type="string">
            <text:p text:style-name="P27">03/03/2008</text:p>
          </table:table-cell>
          <table:table-cell table:style-name="Tabella2.A2" office:value-type="string">
            <text:p text:style-name="P12">Aggiunti paragrafi 5.2 , 5.3 , 7</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11" office:value-type="string">
            <text:p text:style-name="P13">Sistemazione indice; inserimento dei punti 2.3 e 2.4</text:p>
          </table:table-cell>
        </table:table-row>
      </table:table>
      <text:p text:style-name="Heading"><text:soft-page-break/></text:p>
      <text:p text:style-name="Heading"/>
      <text:p text:style-name="Heading"/>
      <text:p text:style-name="Heading">Sommario</text:p>
      <text:p text:style-name="P31">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8"><text:a xlink:type="simple" xlink:href="#1.Introduzione|outline" text:style-name="Page_20_Number" text:visited-style-name="Page_20_Number">1 <text:s text:c="2"/>Introduzione<text:tab/>4</text:a></text:p>
          <text:p text:style-name="P37"><text:a xlink:type="simple" xlink:href="#1.1.Scopo del documento|outline" text:style-name="Page_20_Number" text:visited-style-name="Page_20_Number">1.1 <text:s text:c="2"/>Scopo del documento<text:tab/>4</text:a></text:p>
          <text:p text:style-name="P37"><text:a xlink:type="simple" xlink:href="#1.2.Scopo del prodotto|outline" text:style-name="Page_20_Number" text:visited-style-name="Page_20_Number">1.2 <text:s text:c="2"/>Scopo del prodotto<text:tab/>4</text:a></text:p>
          <text:p text:style-name="P37"><text:a xlink:type="simple" xlink:href="#1.3.Glossario|outline" text:style-name="Page_20_Number" text:visited-style-name="Page_20_Number">1.3 <text:s text:c="2"/>Glossario<text:tab/>4</text:a></text:p>
          <text:p text:style-name="P37"><text:a xlink:type="simple" xlink:href="#1.4.Riferimenti|outline" text:style-name="Page_20_Number" text:visited-style-name="Page_20_Number">1.4 <text:s text:c="2"/>Riferimenti<text:tab/>4</text:a></text:p>
          <text:p text:style-name="P39"><text:a xlink:type="simple" xlink:href="#1.4.1.Normativi|outline" text:style-name="Page_20_Number" text:visited-style-name="Page_20_Number">1.4.1 <text:s text:c="2"/>Normativi<text:tab/>4</text:a></text:p>
          <text:p text:style-name="P39"><text:a xlink:type="simple" xlink:href="#1.4.2.Informativi|outline" text:style-name="Page_20_Number" text:visited-style-name="Page_20_Number">1.4.2 <text:s text:c="2"/>Informativi<text:tab/>4</text:a></text:p>
          <text:p text:style-name="P38"><text:a xlink:type="simple" xlink:href="#2.Visione generale della strategia di verifica|outline" text:style-name="Page_20_Number" text:visited-style-name="Page_20_Number">2 <text:s text:c="2"/>Visione generale della strategia di verifica<text:tab/>4</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4</text:a></text:p>
          <text:p text:style-name="P37"><text:a xlink:type="simple" xlink:href="#2.2.Dettaglio delle revisioni|outline" text:style-name="Page_20_Number" text:visited-style-name="Page_20_Number">2.2 <text:s text:c="2"/>Dettaglio delle revisioni<text:tab/>6</text:a></text:p>
          <text:p text:style-name="P39"><text:a xlink:type="simple" xlink:href="#2.2.1.Revisione dei Requisiti (RR)|outline" text:style-name="Page_20_Number" text:visited-style-name="Page_20_Number">2.2.1 <text:s text:c="2"/>Revisione dei Requisiti (RR)<text:tab/>6</text:a></text:p>
          <text:p text:style-name="P39"><text:a xlink:type="simple" xlink:href="#2.2.2.Revisione del Progetto Preliminare (RPP)|outline" text:style-name="Page_20_Number" text:visited-style-name="Page_20_Number">2.2.2 <text:s text:c="2"/>Revisione del Progetto Preliminare (RPP)<text:tab/>6</text:a></text:p>
          <text:p text:style-name="P39"><text:a xlink:type="simple" xlink:href="#2.2.3.Revisione del Progetto Definitivo (RPD)|outline" text:style-name="Page_20_Number" text:visited-style-name="Page_20_Number">2.2.3 <text:s text:c="2"/>Revisione del Progetto Definitivo (RPD)<text:tab/>7</text:a></text:p>
          <text:p text:style-name="P39"><text:a xlink:type="simple" xlink:href="#2.2.4.Revisione di Qualifica (RQ)|outline" text:style-name="Page_20_Number" text:visited-style-name="Page_20_Number">2.2.4 <text:s text:c="2"/>Revisione di Qualifica (RQ)<text:tab/>7</text:a></text:p>
          <text:p text:style-name="P39"><text:a xlink:type="simple" xlink:href="#2.2.5.Revisione di Accettazione (RA)|outline" text:style-name="Page_20_Number" text:visited-style-name="Page_20_Number">2.2.5 <text:s text:c="2"/>Revisione di Accettazione (RA)<text:tab/>7</text:a></text:p>
          <text:p text:style-name="P37"><text:a xlink:type="simple" xlink:href="#2.3.Risorse necessarie e risorse disponibili|outline" text:style-name="Page_20_Number" text:visited-style-name="Page_20_Number">2.3 <text:s text:c="2"/>Risorse necessarie e risorse disponibili<text:tab/>7</text:a></text:p>
          <text:p text:style-name="P37"><text:a xlink:type="simple" xlink:href="#2.4.Strumenti, tecniche e metodi di verifica|outline" text:style-name="Page_20_Number" text:visited-style-name="Page_20_Number">2.4 <text:s text:c="2"/>Strumenti, tecniche e metodi di verifica<text:tab/>7</text:a></text:p>
          <text:p text:style-name="P38"><text:a xlink:type="simple" xlink:href="#3.Gestione amministrativa della revisione|outline" text:style-name="Page_20_Number" text:visited-style-name="Page_20_Number">3 <text:s text:c="2"/>Gestione amministrativa della revisione<text:tab/>8</text:a></text:p>
          <text:p text:style-name="P37"><text:a xlink:type="simple" xlink:href="#3.1.Comunicazione e risoluzione delle anomalie|outline" text:style-name="Page_20_Number" text:visited-style-name="Page_20_Number">3.1 <text:s text:c="2"/>Comunicazione e risoluzione delle anomalie<text:tab/>8</text:a></text:p>
          <text:p text:style-name="P37"><text:a xlink:type="simple" xlink:href="#3.2.Trattamento delle discrepanze|outline" text:style-name="Page_20_Number" text:visited-style-name="Page_20_Number">3.2 <text:s text:c="2"/>Trattamento delle discrepanze<text:tab/>8</text:a></text:p>
          <text:p text:style-name="P38"><text:a xlink:type="simple" xlink:href="#4.Accertamento di qualità|outline" text:style-name="Page_20_Number" text:visited-style-name="Page_20_Number">4 <text:s text:c="2"/>Accertamento di qualità<text:tab/>9</text:a></text:p>
          <text:p text:style-name="P38"><text:a xlink:type="simple" xlink:href="#5.Resoconto delle attività di verifica|outline" text:style-name="Page_20_Number" text:visited-style-name="Page_20_Number">5 <text:s text:c="2"/>Resoconto delle attività di verifica<text:tab/>9</text:a></text:p>
          <text:p text:style-name="P37"><text:a xlink:type="simple" xlink:href="#5.1.Tracciamento UseCase - requisiti|outline" text:style-name="Page_20_Number" text:visited-style-name="Page_20_Number">5.1 <text:s text:c="2"/>Tracciamento UseCase - requisiti<text:tab/>9</text:a></text:p>
          <text:p text:style-name="P37"><text:a xlink:type="simple" xlink:href="#5.2.Dettaglio delle verifiche tramite analisi|outline" text:style-name="Page_20_Number" text:visited-style-name="Page_20_Number">5.2 <text:s text:c="2"/>Dettaglio delle verifiche tramite analisi<text:tab/>10</text:a></text:p>
          <text:p text:style-name="P37"><text:a xlink:type="simple" xlink:href="#5.3.Dettaglio delle verifiche tramite test|outline" text:style-name="Page_20_Number" text:visited-style-name="Page_20_Number">5.3 <text:s text:c="2"/>Dettaglio delle verifiche tramite test<text:tab/>10</text:a></text:p>
          <text:p text:style-name="P38"><text:a xlink:type="simple" xlink:href="#6.Modalità di verifica|outline" text:style-name="Page_20_Number" text:visited-style-name="Page_20_Number">6 <text:s text:c="2"/>Modalità di verifica<text:tab/>11</text:a></text:p>
          <text:p text:style-name="P37"><text:a xlink:type="simple" xlink:href="#6.1.Tracciamento|outline" text:style-name="Page_20_Number" text:visited-style-name="Page_20_Number">6.1 <text:s text:c="2"/>Tracciamento<text:tab/>11</text:a></text:p>
          <text:p text:style-name="P37"><text:soft-page-break/><text:a xlink:type="simple" xlink:href="#6.2.Verifica nell'analisi|outline" text:style-name="Page_20_Number" text:visited-style-name="Page_20_Number">6.2 <text:s text:c="2"/>Verifica nell'analisi<text:tab/>11</text:a></text:p>
          <text:p text:style-name="P37"><text:a xlink:type="simple" xlink:href="#6.3.Verifica nella progettazione|outline" text:style-name="Page_20_Number" text:visited-style-name="Page_20_Number">6.3 <text:s text:c="2"/>Verifica nella progettazione<text:tab/>12</text:a></text:p>
          <text:p text:style-name="P37"><text:a xlink:type="simple" xlink:href="#6.4.Verifica nella codifica|outline" text:style-name="Page_20_Number" text:visited-style-name="Page_20_Number">6.4 <text:s text:c="2"/>Verifica nella codifica<text:tab/>12</text:a></text:p>
          <text:p text:style-name="P39"><text:a xlink:type="simple" xlink:href="#6.4.1.Analisi statica|outline" text:style-name="Page_20_Number" text:visited-style-name="Page_20_Number">6.4.1 <text:s text:c="2"/>Analisi statica<text:tab/>13</text:a></text:p>
          <text:p text:style-name="P39"><text:a xlink:type="simple" xlink:href="#6.4.2.Analisi dinamica|outline" text:style-name="Page_20_Number" text:visited-style-name="Page_20_Number">6.4.2 <text:s text:c="2"/>Analisi dinamica<text:tab/>14</text:a></text:p>
          <text:p text:style-name="P37"><text:a xlink:type="simple" xlink:href="#6.5.Verifica dei processi|outline" text:style-name="Page_20_Number" text:visited-style-name="Page_20_Number">6.5 <text:s text:c="2"/>Verifica dei processi<text:tab/>16</text:a></text:p>
          <text:p text:style-name="P38"><text:a xlink:type="simple" xlink:href="#7.Pianificazione ed esecuzione del collaudo|outline" text:style-name="Page_20_Number" text:visited-style-name="Page_20_Number">7 <text:s text:c="2"/>Pianificazione ed esecuzione del collaudo<text:tab/>16</text:a></text:p>
          <text:p text:style-name="P37"><text:a xlink:type="simple" xlink:href="#7.1.Specifica della campagna di validazione|outline" text:style-name="Page_20_Number" text:visited-style-name="Page_20_Number">7.1 <text:s text:c="2"/>Specifica della campagna di validazione<text:tab/>16</text:a></text:p>
        </text:index-body>
      </text:table-of-content>
      <text:p text:style-name="P28"/>
      <text:h text:style-name="P33"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_3.0.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9">ISO/IEC 12207</text:p>
        </text:list-item>
        <text:list-item>
          <text:p text:style-name="P99">ISO/IEC 9126:2001</text:p>
        </text:list-item>
        <text:list-item>
          <text:p text:style-name="P99">SWEBOK</text:p>
        </text:list-item>
      </text:list>
      <text:h text:style-name="Heading_20_3" text:outline-level="3">Informativi</text:h>
      <text:list text:style-name="L2">
        <text:list-item>
          <text:p text:style-name="P102">[NI] Norme interne (Norme_interne_ 3.0.pdf)</text:p>
        </text:list-item>
        <text:list-item>
          <text:p text:style-name="P102">[AR] Analisi dei requisiti (Analisi_dei_requisiti_2.0.pdf)</text:p>
        </text:list-item>
        <text:list-item>
          <text:p text:style-name="P102">[ST] Specifica tecnica (Specifica_tecnica_3.0.pdf)</text:p>
        </text:list-item>
        <text:list-item>
          <text:p text:style-name="P102">[PP] Piano di progetto (Piano_di_progetto_3.0.pdf)</text:p>
        </text:list-item>
        <text:list-item>
          <text:p text:style-name="P123">[RT] Risultati dei test (RisultatiTest_1.0.pdf)</text:p>
        </text:list-item>
        <text:list-item>
          <text:p text:style-name="P123">[RAS] Risultati dell'analisi statica (Risultati_Analisi_1.0.pdf)</text:p>
        </text:list-item>
      </text:list>
      <text:h text:style-name="Heading_20_1" text:outline-level="1"><text:soft-page-break/>Visione generale della strategia di verifica</text:h>
      <text:h text:style-name="P34" text:outline-level="2">Organizzazione, pianificazione strategica e temporale, responsabilità</text:h>
      <text:p text:style-name="P113">Il modello di ciclo di vita scelto per il progetto è quello sequenziale, dato che tale modello impone una certa disciplina e comporta verifiche rigorose sul completamento di ogni fase. Per maggiori dettagli sul ciclo di vita scelto vedere la sezione 2 del piano di progetto ([PP]).</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40">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I]). Nel momento in cui la verifica termina senza il riscontro di errori, il documento potrà giungere al responsabile il quale dopo aver apposto il proprio nome (per approvazione) potrà consegnarlo al cliente.</text:p>
        </text:list-item>
        <text:list-item>
          <text:p text:style-name="P40">Fase di Progettazione: è possibile vedere questa fase come due sotto-fasi successive:</text:p>
          <text:list>
            <text:list-item>
              <text:p text:style-name="P40">Progettazione architetturale</text:p>
            </text:list-item>
            <text:list-item>
              <text:p text:style-name="P40">Progettazione di dettaglio</text:p>
            </text:list-item>
          </text:list>
          <text:p text:style-name="P40">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40">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40">Analisi statica: attraverso l'uso di metodi di lettura (deck check) come <text:span text:style-name="T3">inspection</text:span> e <text:span text:style-name="T3">walkthrough; </text:span><text:s/>il metodo “inspection” verrà usato per rilevare gli errori più prevedibili <text:soft-page-break/>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40">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40">Fase di collaudo del prodotto: in questa fase il prodotto è pronto per essere eseguito e testato nella sua interezza. Il collaudo avverrà essenzialmente in due fasi:</text:p>
          <text:list>
            <text:list-item>
              <text:p text:style-name="P40"><text:span text:style-name="T4">α</text:span>-test: consiste in un collaudo interno all'azienda.</text:p>
            </text:list-item>
            <text:list-item>
              <text:p text:style-name="P40"><text:span text:style-name="T4">β</text:span>-test: è successivo all'<text:span text:style-name="T4">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30">Sulla base di vincoli economici e temporali verrano adottati due processi di revisione: </text:p>
      <text:list text:style-name="L4">
        <text:list-item>
          <text:p text:style-name="P51">Un processo di revisione esterna di tipo sanzionatorio condotta dal cliente applicato a:</text:p>
          <text:list>
            <text:list-item>
              <text:p text:style-name="P51">RR (Revisione dei Requisiti); </text:p>
            </text:list-item>
            <text:list-item>
              <text:p text:style-name="P51">RA (Revisione di Accettazione); </text:p>
            </text:list-item>
          </text:list>
        </text:list-item>
        <text:list-item>
          <text:p text:style-name="P51">Un processo di revisione esterna (di progresso) non sanzionatorio applicato a: </text:p>
          <text:list>
            <text:list-item>
              <text:p text:style-name="P51">RPP (Revisione del Progetto Preliminare); </text:p>
            </text:list-item>
            <text:list-item>
              <text:p text:style-name="P51">RPD (Revisione del Progetto Definitivo); </text:p>
            </text:list-item>
            <text:list-item>
              <text:p text:style-name="P51">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8">Funzione: concordare con il cliente una descrizione condivisa del prodotto</text:p>
        </text:list-item>
        <text:list-item>
          <text:p text:style-name="P58">Prodotti in ingresso: </text:p>
          <text:list>
            <text:list-item>
              <text:p text:style-name="P58">Capitolato d'appalto</text:p>
            </text:list-item>
            <text:list-item>
              <text:p text:style-name="P58">Incontri con il cliente</text:p>
            </text:list-item>
            <text:list-item>
              <text:p text:style-name="P58">Analisi dei requisiti (AR)</text:p>
            </text:list-item>
            <text:list-item>
              <text:p text:style-name="P58">Piano di Qualifica (PQ)</text:p>
            </text:list-item>
          </text:list>
        </text:list-item>
        <text:list-item>
          <text:p text:style-name="P58">Stato di uscita: </text:p>
          <text:list>
            <text:list-item>
              <text:p text:style-name="P58">Prodotto descritto</text:p>
            </text:list-item>
          </text:list>
        </text:list-item>
      </text:list>
      <text:h text:style-name="Heading_20_3" text:outline-level="3">Revisione del Progetto Preliminare (RPP)</text:h>
      <text:list text:style-name="L6">
        <text:list-item>
          <text:p text:style-name="P66">Funzione: attivazione della fase realizzativa del prodotto (accertamento di <text:soft-page-break/>realizzabilità)</text:p>
        </text:list-item>
        <text:list-item>
          <text:p text:style-name="P74">Prodotti in ingresso: </text:p>
          <text:list>
            <text:list-item>
              <text:p text:style-name="P74">Specifica Tecnica (ST)</text:p>
            </text:list-item>
            <text:list-item>
              <text:p text:style-name="P74">Aggiornamento del Piano di Qualifica (PQ)</text:p>
            </text:list-item>
          </text:list>
        </text:list-item>
        <text:list-item>
          <text:p text:style-name="P74">Stato di uscita: </text:p>
          <text:list>
            <text:list-item>
              <text:p text:style-name="P74">Prodotto specificato</text:p>
            </text:list-item>
          </text:list>
        </text:list-item>
      </text:list>
      <text:h text:style-name="Heading_20_3" text:outline-level="3">Revisione del Progetto Definitivo (RPD)</text:h>
      <text:list text:style-name="L7">
        <text:list-item>
          <text:p text:style-name="P79">Funzione: informare il cliente delle caratteristiche definitive del prodotto: attivarne la fase di qualifica</text:p>
        </text:list-item>
        <text:list-item>
          <text:p text:style-name="P79">Prodotti in ingresso: </text:p>
          <text:list>
            <text:list-item>
              <text:p text:style-name="P79">Definizione di Prodotto (DP)</text:p>
            </text:list-item>
            <text:list-item>
              <text:p text:style-name="P79">Aggiornamento del Piano di Qualifica (PQ)</text:p>
            </text:list-item>
          </text:list>
        </text:list-item>
        <text:list-item>
          <text:p text:style-name="P79">Stato di uscita: </text:p>
          <text:list>
            <text:list-item>
              <text:p text:style-name="P79">Prodotto definito</text:p>
            </text:list-item>
          </text:list>
        </text:list-item>
      </text:list>
      <text:h text:style-name="Heading_20_3" text:outline-level="3">Revisione di Qualifica (RQ)</text:h>
      <text:list text:style-name="L8">
        <text:list-item>
          <text:p text:style-name="P85">Funzione: approvazione della campagna di verifica; attivazione della fase di accettazione</text:p>
        </text:list-item>
        <text:list-item>
          <text:p text:style-name="P85">Stato di ingresso: </text:p>
          <text:list>
            <text:list-item>
              <text:p text:style-name="P85">Aggiornamento del Piano di Qualifica (PQ) </text:p>
            </text:list-item>
            <text:list-item>
              <text:p text:style-name="P85">Include la specifica delle prove di accettazione</text:p>
            </text:list-item>
            <text:list-item>
              <text:p text:style-name="P85">Versione preliminare del Manuale d'Uso (MU)</text:p>
            </text:list-item>
          </text:list>
        </text:list-item>
        <text:list-item>
          <text:p text:style-name="P85">Stato di uscita: </text:p>
          <text:list>
            <text:list-item>
              <text:p text:style-name="P85">Prodotto qualificato </text:p>
            </text:list-item>
          </text:list>
        </text:list-item>
      </text:list>
      <text:h text:style-name="Heading_20_3" text:outline-level="3">Revisione di Accettazione (RA)</text:h>
      <text:list text:style-name="L9">
        <text:list-item>
          <text:p text:style-name="P92">Funzione: accettazione del prodotto</text:p>
        </text:list-item>
        <text:list-item>
          <text:p text:style-name="P92">Stato di ingresso: </text:p>
          <text:list>
            <text:list-item>
              <text:p text:style-name="P92">Versione definitiva del Piano di Qualifica (PQ)</text:p>
            </text:list-item>
            <text:list-item>
              <text:p text:style-name="P92">Include l'esito delle prove di accettazione</text:p>
            </text:list-item>
            <text:list-item>
              <text:p text:style-name="P92">Versione definitiva del Manuale d'Uso (MU)</text:p>
            </text:list-item>
          </text:list>
        </text:list-item>
        <text:list-item>
          <text:p text:style-name="P92">Stato di uscita: </text:p>
          <text:list>
            <text:list-item>
              <text:p text:style-name="P92">Prodotto accettato</text:p>
            </text:list-item>
          </text:list>
        </text:list-item>
      </text:list>
      <text:h text:style-name="Heading_20_2" text:outline-level="2">Risorse necessarie e risorse disponibili</text:h>
      <text:p text:style-name="Text_20_body">Nel Piano di Progetto ([PP])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text:soft-page-break/>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I].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2">Qualora durante la fase di verifica venisse trovata un'anomalia, spetta al verificatore <text:s/>la notifica di tale fatto. Nel fare ciò, il verificatore, dovrà procedere con i mezzi <text:s/>e le regole definite nelle norme interne ([NI]). Tali notifiche dovranno specificare tra le altre cose: </text:p>
      <text:list text:style-name="L10">
        <text:list-item>
          <text:p text:style-name="P67">unità di analisi</text:p>
        </text:list-item>
        <text:list-item>
          <text:p text:style-name="P67">dati in ingresso</text:p>
        </text:list-item>
        <text:list-item>
          <text:p text:style-name="P67">dati in uscita attesi</text:p>
        </text:list-item>
        <text:list-item>
          <text:p text:style-name="P67">dati in uscita rilevati</text:p>
        </text:list-item>
        <text:list-item>
          <text:p text:style-name="P67">anomalia riscontrata </text:p>
        </text:list-item>
        <text:list-item>
          <text:p text:style-name="P67">possibile causa</text:p>
        </text:list-item>
        <text:list-item>
          <text:p text:style-name="P67">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text:soft-page-break/>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6">funzionalità: il prodotto dovrà essere in grado di offrire le funzioni prefissate e <text:tab/><text:tab/> <text:s text:c="9"/>necessarie all'utente;</text:p>
        </text:list-item>
        <text:list-item>
          <text:p text:style-name="P106">affidabilità: dovrà avere una tolleranza ai guasti soddisfacente, cercando di <text:tab/><text:tab/> <text:s text:c="6"/>prevenire l'insorgere di errori, e cercando di gestire eventuali situazioni <text:tab/> <text:s text:c="7"/>anomale non previste;</text:p>
        </text:list-item>
        <text:list-item>
          <text:p text:style-name="P106">usabilità: dovrà essere comprensibile e di veloce apprendimento;</text:p>
        </text:list-item>
        <text:list-item>
          <text:p text:style-name="P106">efficienza: dovrà avere tempi di risposta ragionevoli, e le risorse richieste dovranno <text:tab/> <text:s text:c="6"/>essere contenute;</text:p>
        </text:list-item>
        <text:list-item>
          <text:p text:style-name="P106">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11">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ext:soft-page-break/>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5"> Tracciamento UseCase - requisiti</text:span></text:p>
      <text:p text:style-name="P20"/>
      <text:p text:style-name="P20"/>
      <text:h text:style-name="Heading_20_2" text:outline-level="2">Dettaglio delle verifiche tramite analisi</text:h>
      <text:p text:style-name="Text_20_body">L'analisi statica del codice è stata effettuata tramite l'uso di due strumenti:</text:p>
      <text:list text:style-name="L24">
        <text:list-item>
          <text:p text:style-name="P121">FindBugs</text:p>
        </text:list-item>
        <text:list-item>
          <text:p text:style-name="P121">RefactorIT</text:p>
        </text:list-item>
      </text:list>
      <text:p text:style-name="Text_20_body">Tramite l'ausilio di tali programmi il codice è stato verificato e corretto in modo da eliminare i più comuni e semplici e comuni errori di programmazione che non per questo dovrebbero essere sottovalutati.</text:p>
      <text:p text:style-name="P35"><text:tab/>I risultati prodotti sono riportati nel file [RAS]. </text:p>
      <text:h text:style-name="Heading_20_2" text:outline-level="2"><text:soft-page-break/>Dettaglio delle verifiche tramite test</text:h>
      <text:p text:style-name="Text_20_body">Per le verifiche tramite test verranno utilizzati gli strumenti definiti nelle norme di progetto [NI]. Lo strumento principale di cui il Team si servirà per l'esecuzione di test è NetBeans in combinazione con Junit. Con tali software verrano create delle nuove classi con l'unica funzione di test. Tali classi saranno nominate automaticamente con l'aggiunta di “Test” alla fine del nome della classe prima dell'estensione “.java”.</text:p>
      <text:p text:style-name="Text_20_body">L'esecuzione di questi test potrà dare come output due soli possibili risultati: test passed o test failed. <text:s/>I risultati <text:s/>delle operazioni di test sono riportati nel documento [RT].</text:p>
      <text:p text:style-name="Text_20_body"/>
      <text:p text:style-name="P17"/>
      <text:h text:style-name="Heading_20_1" text:outline-level="1">Modalità di verifica</text:h>
      <text:h text:style-name="Heading_20_2" text:outline-level="2">Tracciamento</text:h>
      <text:p text:style-name="P35"><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26">Analisi: vengono tracciati i requisiti classificati nel documento [AR], con gli UseCase (vedi tabella 5.1).</text:p>
        </text:list-item>
        <text:list-item>
          <text:p text:style-name="P126">Progettazione: tutti i requisiti funzionali vengono tracciati con i relativi componenti architetturali; a loro volta i componenti architetturali vengono tracciati con le singole unità logiche (vedi paragrafo 5 della Specifica Tecnica).</text:p>
        </text:list-item>
        <text:list-item>
          <text:p text:style-name="P126">Codifica: ogni unità logica viene tracciata con il modulo software che la implementa.</text:p>
        </text:list-item>
        <text:list-item>
          <text:p text:style-name="P12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text:soft-page-break/>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30">controllo che non vi siano requisiti mancanti, e in tal caso aggiungerli;</text:p>
        </text:list-item>
        <text:list-item>
          <text:p text:style-name="P130">verifica che ogni requisito sia quanto più chiaro e non ambiguo, consentendo alle fasi successive di procedere in modo rapido e corretto;</text:p>
        </text:list-item>
        <text:list-item>
          <text:p text:style-name="P130">verifica che non vi siano requisiti errati, che possano portare alla realizzazione di un prodotto non conforme alle aspettative del cliente e/o all'insorgere di costi non preventivati;</text:p>
        </text:list-item>
        <text:list-item>
          <text:p text:style-name="P13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 interne [NI].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37">aderenza dei diagrammi con le norme di progetto specificate nel file omonimo;</text:p>
        </text:list-item>
        <text:list-item>
          <text:p text:style-name="P137">correttezza dei nomi scelti, facendo in modo che il significato di tale componente/unità sia chiaro ed immediato</text:p>
        </text:list-item>
        <text:list-item>
          <text:p text:style-name="P137">correttezza dei collegamenti tra i vari componenti/unità, controllando le cardinalità, e i vincoli specificati</text:p>
        </text:list-item>
        <text:list-item>
          <text:p text:style-name="P137">controllo della corrispondenza con i requisiti stabiliti nella fase di analisi; tale controllo sarà possibile in parte anche con l'utilizzo del tracciamento;</text:p>
        </text:list-item>
      </text:list>
      <text:p text:style-name="P36"><text:tab/>Tutti questi controlli dovranno essere eseguiti dal verificatore preposto, il quale dovrà procedere con la lettura del documento Specifica tecnica [ST]. Il tracciamento <text:soft-page-break/>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14">Analisi statica</text:p>
        </text:list-item>
        <text:list-item>
          <text:p text:style-name="P114">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di metodi di lettura del codice (desk-check):</text:p>
      <text:list text:style-name="L16">
        <text:list-item>
          <text:p text:style-name="P141">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41">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interne [NI].</text:p>
      <text:p text:style-name="P35"><text:soft-page-break/>Le metriche che saranno oggetto di valutazione in questa fase di analisi sono:</text:p>
      <text:list text:style-name="L17">
        <text:list-item>
          <text:p text:style-name="P143">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interne [NI], in modo tale da garantire l'affidabilità e la precisione.</text:p>
        </text:list-item>
        <text:list-item>
          <text:p text:style-name="P143">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43">Stile di programmazione corretto: rispetto della lunghezza massima di una riga, denominazione corretta delle variabili, ecc.</text:p>
        </text:list-item>
        <text:list-item>
          <text:p text:style-name="P143">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43">Coverage: inteso come <text:s/><text:span text:style-name="T3">Statement coverage </text:span><text:span text:style-name="T6">e</text:span><text:span text:style-name="T3"> <text:s/>Branch coverage. </text:span><text:span text:style-name="T6">Per maggiori informazioni vedere il punto 6.4.2.</text:span></text:p>
        </text:list-item>
      </text:list>
      <text:p text:style-name="P35">In definitiva, l'analisi statica si concentrerà sui seguenti punti:</text:p>
      <text:list text:style-name="L18">
        <text:list-item>
          <text:p text:style-name="P148">analisi del flusso di controllo: controlla che il codice esegua nella sequenza attesa, <text:s/>individuando il codice non raggiungibile logicamente, e segnalando eventuali problemi di terminazione (nei cicli o nelle ricorsioni);</text:p>
        </text:list-item>
        <text:list-item>
          <text:p text:style-name="P148">analisi del flusso dei dati: controlla che ogni variabile, nel momento in cui viene utilizzata, sia stata inizializzata con un valore corretto; individua inoltre ogni altro problema relativo all'uso delle variabili;</text:p>
        </text:list-item>
        <text:list-item>
          <text:p text:style-name="P148">analisi del flusso d'informazione: tiene in considerazione le dipendenze tra le varie classi (sia in ingresso, sia in uscita).</text:p>
        </text:list-item>
      </text:list>
      <text:h text:style-name="Heading_20_3" text:outline-level="3"><text:soft-page-break/>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19">
        <text:list-item>
          <text:p text:style-name="P116">la quantità minima di casi di prova necessari per fornire un grado di attendibilità (sulla qualità del prodotto) adeguato;</text:p>
        </text:list-item>
        <text:list-item>
          <text:p text:style-name="P116">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0">
        <text:list-item>
          <text:p text:style-name="P151">l'oggetto: la parte software che sarà testata;</text:p>
        </text:list-item>
        <text:list-item>
          <text:p text:style-name="P151">l'obiettivo del test: dovrà essere specificato per ogni caso di test; dovrà essere espresso in termini precisi e quantitativi;</text:p>
        </text:list-item>
        <text:list-item>
          <text:p text:style-name="P151">l'ambiente in cui è stato eseguito: per permettere la sua ripetibilità.</text:p>
        </text:list-item>
      </text:list>
      <text:p text:style-name="P35">Gli elementi di cui si costituirà una prova sono:</text:p>
      <text:list text:style-name="L21">
        <text:list-item>
          <text:p text:style-name="P118">caso di prova (test case): corrisponde alla terna: ingresso, uscita, ambiente;</text:p>
        </text:list-item>
        <text:list-item>
          <text:p text:style-name="P118">batteria di prova (test suite): sequenza di casi di prova;</text:p>
        </text:list-item>
        <text:list-item>
          <text:p text:style-name="P118">procedura di prova: procedimento per eseguire, registrare, analizzare e <text:soft-page-break/>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3">Statement coverage</text:span>). Saranno poi eseguiti test che dovranno provare la correttezza di ogni cammino logico del codice (<text:bookmark-start text:name="DDE_LINK1"/><text:span text:style-name="T3">Branch coverage</text:span><text:bookmark-end text:name="DDE_LINK1"/>). Vengono qui definite alcune regole per l'integrazione dei moduli nelle unità:</text:p>
      <text:list text:style-name="L22">
        <text:list-item>
          <text:p text:style-name="P134">assemblare i moduli in modo incrementale: viene facilitata l'attività di ricerca di moduli difettosi;</text:p>
        </text:list-item>
        <text:list-item>
          <text:p text:style-name="P134">assemblare moduli produttori prima dei moduli consumatori: mantiene il flusso di controllo e il flusso dei dati corretti.</text:p>
        </text:list-item>
        <text:list-item>
          <text:p text:style-name="P134">fare in modo da permettere la reversibilità dell'integrazione.</text:p>
        </text:list-item>
      </text:list>
      <text:p text:style-name="P35">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Verifica dei processi</text:h>
      <text:p text:style-name="Text_20_body">Anche i processi saranno soggetti a controlli di qualità. La garanzia di qualità sui 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3">
        <text:list-item>
          <text:p text:style-name="P154">Plan (pianificazione): viene stabilito un piano che definisce cioè che il processo <text:tab/><text:tab/><text:tab/> <text:s text:c="7"/>dovrà produrre, e in che modo lo dovrà fare;</text:p>
        </text:list-item>
        <text:list-item>
          <text:p text:style-name="P154">Do (esecuzione): il processo svolge le proprie mansioni;</text:p>
        </text:list-item>
        <text:list-item>
          <text:p text:style-name="P154">Check (controllo): i risultati prodotti vengono analizzati;</text:p>
        </text:list-item>
        <text:list-item>
          <text:p text:style-name="P154">Act (azione): vengono intraprese le opportune azioni correttive, sulla base del <text:tab/><text:tab/> <text:s text:c="5"/>controllo effettuato al punto precedente.</text:p>
        </text:list-item>
      </text:list>
      <text:p text:style-name="P36"><text:soft-page-break/></text:p>
      <text:h text:style-name="Heading_20_1" text:outline-level="1">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7">α-test</text:span>) ed esterni (<text:bookmark-start text:name="DDE_LINK"/><text:span text:style-name="T7">β-test</text:span><text:bookmark-end text:name="DDE_LINK"/>). I primi saranno eseguiti unicamente all'interno dell'azienda i secondi potranno coinvolgere anche soggetti esterni.</text:p>
      <text:p text:style-name="P29">Nei test interni si dovrà verificare anche grazie al tracciamento, che i requisiti funzionali siano tutti pienamente soddisfatti.</text:p>
      <text:p text:style-name="P29">Per quanto riguarda i <text:s/><text:span text:style-name="T8">β-test, saranno disponibili all'utente varie versioni del programma presso il repository ufficiale del Team; il committente, così come ogni altro utente, potrà provare il programma e, nel caso venissero trovati errori, potrà segnalarli </text:span><text:span text:style-name="T8">al nostro Team attraverso la mail </text:span><text:a xlink:type="simple" xlink:href="mailto:stylosoft@gmail.com"><text:span text:style-name="T8">stylosoft@gmail.com</text:span></text:a><text:span text:style-name="T8">.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7</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17T15:59:58</dc:date>
    <meta:print-date>2005-11-30T16:25:56</meta:print-date>
    <meta:editing-cycles>458</meta:editing-cycles>
    <meta:editing-duration>P2DT15H3M52S</meta:editing-duration>
    <meta:user-defined meta:name="Info 1"/>
    <meta:user-defined meta:name="Info 2"/>
    <meta:user-defined meta:name="Info 3"/>
    <meta:user-defined meta:name="Info 4"/>
    <meta:document-statistic meta:table-count="5" meta:image-count="1" meta:object-count="0" meta:page-count="17" meta:paragraph-count="333" meta:word-count="4114" meta:character-count="28035"/>
  </office:meta>
</office:document-meta>
</file>